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</manifest:manifest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1.382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6.29cm"/>
    </style:style>
    <style:style style:name="co28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5.5cm"/>
    </style:style>
    <style:style style:name="co31" style:family="table-column">
      <style:table-column-properties fo:break-before="auto" style:column-width="5.338cm"/>
    </style:style>
    <style:style style:name="co32" style:family="table-column">
      <style:table-column-properties fo:break-before="auto" style:column-width="15.822cm"/>
    </style:style>
    <style:style style:name="co33" style:family="table-column">
      <style:table-column-properties fo:break-before="auto" style:column-width="15.849cm"/>
    </style:style>
    <style:style style:name="co34" style:family="table-column">
      <style:table-column-properties fo:break-before="auto" style:column-width="15.877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3.076cm"/>
    </style:style>
    <style:style style:name="co37" style:family="table-column">
      <style:table-column-properties fo:break-before="auto" style:column-width="3.838cm"/>
    </style:style>
    <style:style style:name="co38" style:family="table-column">
      <style:table-column-properties fo:break-before="auto" style:column-width="0.953cm"/>
    </style:style>
    <style:style style:name="co39" style:family="table-column">
      <style:table-column-properties fo:break-before="auto" style:column-width="0.979cm"/>
    </style:style>
    <style:style style:name="co40" style:family="table-column">
      <style:table-column-properties fo:break-before="auto" style:column-width="12.009cm"/>
    </style:style>
    <style:style style:name="co41" style:family="table-column">
      <style:table-column-properties fo:break-before="auto" style:column-width="3.512cm"/>
    </style:style>
    <style:style style:name="co42" style:family="table-column">
      <style:table-column-properties fo:break-before="auto" style:column-width="2.505cm"/>
    </style:style>
    <style:style style:name="co43" style:family="table-column">
      <style:table-column-properties fo:break-before="auto" style:column-width="3.376cm"/>
    </style:style>
    <style:style style:name="co44" style:family="table-column">
      <style:table-column-properties fo:break-before="auto" style:column-width="1.85cm"/>
    </style:style>
    <style:style style:name="co45" style:family="table-column">
      <style:table-column-properties fo:break-before="auto" style:column-width="3.731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073cm"/>
    </style:style>
    <style:style style:name="co48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9" style:family="table-cell" style:parent-style-name="Default">
      <style:table-cell-properties fo:background-color="#ffffcc" fo:border="0.06pt solid #000000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ackground-color="#9966cc" fo:border="0.06pt solid #000000"/>
    </style:style>
    <style:style style:name="ce1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border="0.06pt solid #000000"/>
    </style:style>
    <style:style style:name="ce92" style:family="table-cell" style:parent-style-name="Default">
      <style:table-cell-properties fo:background-color="#e6e6e6" fo:border="0.06pt solid #000000"/>
    </style:style>
    <style:style style:name="ce93" style:family="table-cell" style:parent-style-name="Default">
      <style:table-cell-properties fo:background-color="#cccccc" fo:border="0.06pt solid #000000"/>
    </style:style>
    <style:style style:name="ce94" style:family="table-cell" style:parent-style-name="Default">
      <style:table-cell-properties fo:background-color="#0000ff" fo:border="0.06pt solid #000000"/>
    </style:style>
    <style:style style:name="ce95" style:family="table-cell" style:parent-style-name="Default">
      <style:table-cell-properties fo:background-color="#99ccff" fo:border="0.06pt solid #000000"/>
    </style:style>
    <style:style style:name="ce96" style:family="table-cell" style:parent-style-name="Default">
      <style:table-cell-properties fo:background-color="#00ae00" fo:border="0.06pt solid #000000"/>
    </style:style>
    <style:style style:name="ce97" style:family="table-cell" style:parent-style-name="Default">
      <style:table-cell-properties fo:background-color="#ff808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9966" fo:border="0.06pt solid #000000"/>
    </style:style>
    <style:style style:name="ce33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cc" fo:border="0.06pt solid #000000"/>
    </style:style>
    <style:style style:name="ce7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able-cell-properties fo:background-color="#e6e6e6" fo:border="0.06pt solid #000000"/>
    </style:style>
    <style:style style:name="ce74" style:family="table-cell" style:parent-style-name="Default">
      <style:table-cell-properties fo:background-color="#cccccc" fo:border="0.06pt solid #000000"/>
    </style:style>
    <style:style style:name="ce75" style:family="table-cell" style:parent-style-name="Default">
      <style:table-cell-properties fo:background-color="#0000ff" fo:border="0.06pt solid #000000"/>
    </style:style>
    <style:style style:name="ce76" style:family="table-cell" style:parent-style-name="Default">
      <style:table-cell-properties fo:background-color="#99ccff" fo:border="0.06pt solid #000000"/>
    </style:style>
    <style:style style:name="ce77" style:family="table-cell" style:parent-style-name="Default">
      <style:table-cell-properties fo:background-color="#00ae00" fo:border="0.06pt solid #000000"/>
    </style:style>
    <style:style style:name="ce78" style:family="table-cell" style:parent-style-name="Default">
      <style:table-cell-properties fo:background-color="#ff8080" fo:border="0.06pt solid #000000"/>
    </style:style>
    <style:style style:name="ce79" style:family="table-cell" style:parent-style-name="Default">
      <style:table-cell-properties fo:background-color="#ffff00" fo:border="0.06pt solid #000000"/>
    </style:style>
    <style:style style:name="ce80" style:family="table-cell" style:parent-style-name="Default">
      <style:table-cell-properties fo:background-color="#ff9966" fo:border="0.06pt solid #000000"/>
    </style:style>
    <style:style style:name="ce81" style:family="table-cell" style:parent-style-name="Default">
      <style:table-cell-properties fo:background-color="#9966cc" fo:border="0.06pt solid #000000"/>
    </style:style>
    <style:style style:name="ce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6e6ff" fo:border="0.06pt solid #000000"/>
    </style:style>
    <style:style style:name="ce84" style:family="table-cell" style:parent-style-name="Default">
      <style:table-cell-properties fo:background-color="#e6e6ff" fo:border="0.99pt solid #000000"/>
    </style:style>
    <style:style style:name="ce85" style:family="table-cell" style:parent-style-name="Default">
      <style:table-cell-properties fo:background-color="#c2d2f9" fo:border="0.06pt solid #000000"/>
    </style:style>
    <style:style style:name="ce106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110" style:family="table-cell" style:parent-style-name="Default">
      <style:table-cell-properties fo:border="0.99pt solid #000000" style:shrink-to-fit="true"/>
    </style:style>
    <style:style style:name="ce111" style:family="table-cell" style:parent-style-name="Default">
      <style:table-cell-properties fo:background-color="transparent" fo:border="0.99pt solid #000000" style:shrink-to-fit="true"/>
    </style:style>
    <style:style style:name="ce112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1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4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52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00])" table:allow-empty-cell="true" table:display-list="unsorted" table:base-cell-address="'Details Template'.D2"/>
        <table:content-validation table:name="val8" table:condition="of:cell-content-is-in-list([.A$2:.$A$100000])" table:allow-empty-cell="false" table:display-list="unsorted" table:base-cell-address="'Details Template'.E2"/>
        <table:content-validation table:name="val9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10" table:condition="of:cell-content-is-in-list([$Results.$A$2:$Results.$A$100])" table:allow-empty-cell="true" table:display-list="unsorted" table:base-cell-address="'Details Template'.G2"/>
        <table:content-validation table:name="val11" table:condition="of:cell-content-is-in-list([.A$2:.$A$100000])" table:allow-empty-cell="true" table:display-list="sort-ascending" table:base-cell-address="'Details Template'.H2"/>
        <table:content-validation table:name="val12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13" table:condition="of:cell-content-is-in-list([$Results.$A$2:$Results.$A$100])" table:allow-empty-cell="true" table:display-list="unsorted" table:base-cell-address="'Details Template'.J2"/>
        <table:content-validation table:name="val14" table:condition="of:cell-content-is-in-list([.A$2:.$A$100000])" table:allow-empty-cell="false" table:display-list="unsorted" table:base-cell-address="'Details Template'.K2"/>
        <table:content-validation table:name="val15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16" table:condition="of:cell-content-is-in-list([$Results.$A$2:$Results.$A$100])" table:allow-empty-cell="true" table:display-list="unsorted" table:base-cell-address="'Details Template'.M2"/>
        <table:content-validation table:name="val17" table:condition="of:cell-content-is-in-list([.A$2:.$A$100000])" table:allow-empty-cell="false" table:display-list="unsorted" table:base-cell-address="'Details Template'.N2"/>
        <table:content-validation table:name="val18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19" table:condition="of:cell-content-is-in-list([$Results.$A$2:$Results.$A$100])" table:allow-empty-cell="true" table:display-list="unsorted" table:base-cell-address="'Details Template'.P2"/>
        <table:content-validation table:name="val20" table:condition="of:cell-content-is-in-list([.A$2:.$A$100000])" table:allow-empty-cell="false" table:display-list="unsorted" table:base-cell-address="'Details Template'.Q2"/>
        <table:content-validation table:name="val21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22" table:condition="of:cell-content-is-in-list([$Results.$A$2:$Results.$A$100])" table:allow-empty-cell="true" table:display-list="unsorted" table:base-cell-address="'Details Template'.S2"/>
        <table:content-validation table:name="val23" table:condition="of:cell-content-is-in-list([.A$2:.$A$100000])" table:allow-empty-cell="false" table:display-list="unsorted" table:base-cell-address="'Details Template'.T2"/>
        <table:content-validation table:name="val24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5" table:default-cell-style-name="ce35"/>
        <table:table-column table:style-name="co26" table:default-cell-style-name="ce35"/>
        <table:table-column table:style-name="co27" table:default-cell-style-name="ce3"/>
        <table:table-column table:style-name="co28" table:default-cell-style-name="ce3"/>
        <table:table-column table:style-name="co29" table:default-cell-style-name="ce10"/>
        <table:table-column table:style-name="co30" table:default-cell-style-name="ce3"/>
        <table:table-column table:style-name="co31" table:default-cell-style-name="ce3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3" table:content-validation-name="val1" office:value-type="string" calcext:value-type="string">
            <text:p><text:s text:c="2"/>Generate / Refresh Overview:</text:p>
          </table:table-cell>
          <table:table-cell table:style-name="ce33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3"/>
          <table:table-cell table:style-name="ce13" table:content-validation-name="val4"/>
          <table:table-cell table:style-name="ce33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4" table:content-validation-name="val1" office:value-type="string" calcext:value-type="string">
            <text:p>View</text:p>
          </table:table-cell>
          <table:table-cell table:style-name="ce3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9"/>
        <table:table-column table:style-name="co16" table:default-cell-style-name="ce67"/>
        <table:table-column table:style-name="co11" table:number-columns-repeated="2" table:default-cell-style-name="Default"/>
        <table:table-row table:style-name="ro2">
          <table:table-cell table:style-name="ce65" office:value-type="string" calcext:value-type="string">
            <text:p>Input List</text:p>
          </table:table-cell>
          <table:table-cell table:style-name="ce65" office:value-type="string" calcext:value-type="string">
            <text:p>Input Name</text:p>
          </table:table-cell>
          <table:table-cell table:style-name="ce65" office:value-type="string" calcext:value-type="string">
            <text:p>Button</text:p>
          </table:table-cell>
          <table:table-cell table:style-name="ce68" office:value-type="string" calcext:value-type="string">
            <text:p>Group</text:p>
          </table:table-cell>
          <table:table-cell table:style-name="ce6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5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5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1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17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default-cell-style-name="ce67"/>
        <table:table-column table:style-name="co11" table:default-cell-style-name="ce67"/>
        <table:table-row table:style-name="ro2">
          <table:table-cell table:style-name="ce65" office:value-type="string" calcext:value-type="string">
            <text:p>Short Name</text:p>
          </table:table-cell>
          <table:table-cell table:style-name="ce65" office:value-type="string" calcext:value-type="string">
            <text:p>Full Name</text:p>
          </table:table-cell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Notes 1</text:p>
          </table:table-cell>
          <table:table-cell table:style-name="ce65" office:value-type="string" calcext:value-type="string">
            <text:p>Filters</text:p>
          </table:table-cell>
          <table:table-cell table:style-name="ce65" office:value-type="string" calcext:value-type="string">
            <text:p>Operator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22" table:default-cell-style-name="ce67"/>
        <table:table-column table:style-name="co19" table:default-cell-style-name="ce67"/>
        <table:table-column table:style-name="co23" table:default-cell-style-name="ce67"/>
        <table:table-column table:style-name="co24" table:default-cell-style-name="ce67"/>
        <table:table-row table:style-name="ro2">
          <table:table-cell table:style-name="ce65" office:value-type="string" calcext:value-type="string">
            <text:p>List of Results:</text:p>
          </table:table-cell>
          <table:table-cell table:style-name="ce65" office:value-type="string" calcext:value-type="string">
            <text:p>Color</text:p>
          </table:table-cell>
          <table:table-cell table:number-columns-repeated="2" table:style-name="ce65" office:value-type="string" calcext:value-type="string">
            <text:p>Explanation for the user:</text:p>
          </table:table-cell>
        </table:table-row>
        <table:table-row table:style-name="ro2">
          <table:table-cell table:style-name="ce72" office:value-type="string" calcext:value-type="string">
            <text:p>Undecided</text:p>
          </table:table-cell>
          <table:table-cell table:style-name="ce7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2" office:value-type="string" calcext:value-type="string">
            <text:p>No effect</text:p>
          </table:table-cell>
          <table:table-cell table:style-name="ce73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2" office:value-type="string" calcext:value-type="string">
            <text:p>Impossible?</text:p>
          </table:table-cell>
          <table:table-cell table:style-name="ce7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2" office:value-type="string" calcext:value-type="string">
            <text:p>Prereq</text:p>
          </table:table-cell>
          <table:table-cell table:style-name="ce7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2" office:value-type="string" calcext:value-type="string">
            <text:p>Mutual</text:p>
          </table:table-cell>
          <table:table-cell table:style-name="ce76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2" office:value-type="string" calcext:value-type="string">
            <text:p>Special</text:p>
          </table:table-cell>
          <table:table-cell table:style-name="ce7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7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2" office:value-type="string" calcext:value-type="string">
            <text:p>Buffers</text:p>
          </table:table-cell>
          <table:table-cell table:style-name="ce79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2" office:value-type="string" calcext:value-type="string">
            <text:p>Follows</text:p>
          </table:table-cell>
          <table:table-cell table:style-name="ce80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2" office:value-type="string" calcext:value-type="string">
            <text:p>???</text:p>
          </table:table-cell>
          <table:table-cell table:style-name="ce8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2" office:value-type="string" calcext:value-type="string">
            <text:p>---</text:p>
          </table:table-cell>
          <table:table-cell table:style-name="ce72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2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1" table:number-columns-repeated="9" table:default-cell-style-name="Default"/>
        <table:table-row table:style-name="ro2">
          <table:table-cell table:style-name="ce45" office:value-type="string" calcext:value-type="string">
            <text:p>Options:</text:p>
          </table:table-cell>
          <table:table-cell table:number-columns-repeated="5"/>
          <table:table-cell table:style-name="ce106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3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4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5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2"/>
          <draw:control draw:z-index="1" draw:text-style-name="P2" svg:width="3.302cm" svg:height="0.61cm" svg:x="0.203cm" svg:y="0.127cm" draw:control="control3"/>
        </table:shapes>
        <table:table-column table:style-name="co37" table:default-cell-style-name="ce110"/>
        <table:table-column table:style-name="co38" table:default-cell-style-name="ce114"/>
        <table:table-column table:style-name="co29" table:default-cell-style-name="ce114"/>
        <table:table-column table:style-name="co19" table:default-cell-style-name="ce114"/>
        <table:table-column table:style-name="co39" table:default-cell-style-name="ce114"/>
        <table:table-column table:style-name="co40" table:number-columns-repeated="3" table:default-cell-style-name="ce111"/>
        <table:table-column table:style-name="co11" table:number-columns-repeated="9" table:default-cell-style-name="ce111"/>
        <table:table-column table:style-name="co11" table:number-columns-repeated="47" table:default-cell-style-name="ce110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112"/>
          <table:table-cell table:style-name="ce387"/>
          <table:table-cell table:style-name="ce112" table:content-validation-name="val4"/>
          <table:table-cell table:style-name="ce112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108" table:content-validation-name="val5" office:value-type="string" calcext:value-type="string">
            <text:p>Action Name</text:p>
          </table:table-cell>
          <table:table-cell table:style-name="ce113" office:value-type="string" calcext:value-type="string">
            <text:p>Hit</text:p>
          </table:table-cell>
          <table:table-cell table:style-name="ce113" office:value-type="string" calcext:value-type="string">
            <text:p>Frames</text:p>
          </table:table-cell>
          <table:table-cell table:style-name="ce113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108" office:value-type="string" calcext:value-type="string">
            <text:p>Notes 1</text:p>
          </table:table-cell>
          <table:table-cell table:style-name="ce108" office:value-type="string" calcext:value-type="string">
            <text:p>Notes 2</text:p>
          </table:table-cell>
          <table:table-cell table:style-name="ce108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11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11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1" table:default-cell-style-name="ce35"/>
        <table:table-column table:style-name="co42" table:default-cell-style-name="ce35"/>
        <table:table-column table:style-name="co43" table:default-cell-style-name="ce35"/>
        <table:table-column table:style-name="co44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6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18" table:default-cell-style-name="ce12"/>
        <table:table-column table:style-name="co47" table:number-columns-repeated="2" table:default-cell-style-name="ce12"/>
        <table:table-column table:style-name="co18" table:default-cell-style-name="ce12"/>
        <table:table-column table:style-name="co48" table:default-cell-style-name="ce12"/>
        <table:table-column table:style-name="co32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4" office:value-type="string" calcext:value-type="string">
            <text:p>Action Name</text:p>
          </table:table-cell>
          <table:table-cell table:style-name="ce34" office:value-type="string" calcext:value-type="string">
            <text:p>Modifiers</text:p>
          </table:table-cell>
          <table:table-cell table:style-name="ce34" office:value-type="string" calcext:value-type="string">
            <text:p>Input to Compare</text:p>
          </table:table-cell>
          <table:table-cell table:style-name="ce54" table:content-validation-name="val7"/>
          <table:table-cell table:style-name="ce131" table:content-validation-name="val8" office:value-type="string" calcext:value-type="string">
            <text:p>&gt; Phase 0 result</text:p>
          </table:table-cell>
          <table:table-cell table:style-name="ce131" table:content-validation-name="val9"/>
          <table:table-cell table:style-name="ce134" table:content-validation-name="val10"/>
          <table:table-cell table:style-name="ce137" table:content-validation-name="val11" office:value-type="string" calcext:value-type="string">
            <text:p>&gt; Phase 1 result</text:p>
          </table:table-cell>
          <table:table-cell table:style-name="ce137" table:content-validation-name="val12"/>
          <table:table-cell table:style-name="ce134" table:content-validation-name="val13"/>
          <table:table-cell table:style-name="ce137" table:content-validation-name="val14" office:value-type="string" calcext:value-type="string">
            <text:p>&gt; Phase 2 result</text:p>
          </table:table-cell>
          <table:table-cell table:style-name="ce137" table:content-validation-name="val15"/>
          <table:table-cell table:style-name="ce134" table:content-validation-name="val16"/>
          <table:table-cell table:style-name="ce137" table:content-validation-name="val17" office:value-type="string" calcext:value-type="string">
            <text:p>&gt; Phase 3 result</text:p>
          </table:table-cell>
          <table:table-cell table:style-name="ce137" table:content-validation-name="val18"/>
          <table:table-cell table:style-name="ce134" table:content-validation-name="val19"/>
          <table:table-cell table:style-name="ce137" table:content-validation-name="val20" office:value-type="string" calcext:value-type="string">
            <text:p>&gt; Phase 4 result</text:p>
          </table:table-cell>
          <table:table-cell table:style-name="ce137" table:content-validation-name="val21"/>
          <table:table-cell table:style-name="ce134" table:content-validation-name="val22"/>
          <table:table-cell table:style-name="ce137" table:content-validation-name="val23" office:value-type="string" calcext:value-type="string">
            <text:p>&gt; Phase 5 result</text:p>
          </table:table-cell>
          <table:table-cell table:style-name="ce137" table:content-validation-name="val24"/>
          <table:table-cell table:style-name="ce152" table:content-validation-name="val1" office:value-type="string" calcext:value-type="string">
            <text:p>Notes 1</text:p>
          </table:table-cell>
          <table:table-cell table:style-name="ce152" office:value-type="string" calcext:value-type="string">
            <text:p>Notes 2</text:p>
          </table:table-cell>
          <table:table-cell table:style-name="ce15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21:14:00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7T21:14:55.717000000</dc:date>
    <meta:editing-duration>P7DT1H9M41S</meta:editing-duration>
    <meta:editing-cycles>1194</meta:editing-cycles>
    <meta:generator>LibreOffice/6.3.5.2$Windows_X86_64 LibreOffice_project/dd0751754f11728f69b42ee2af66670068624673</meta:generator>
    <meta:document-statistic meta:table-count="7" meta:cell-count="115" meta:object-count="3"/>
  </office:meta>
</office:document-meta>
</file>